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Helvetica, Arial, sans-serif"/>
    <style:font-face style:name="Palatino" svg:font-family="Palatino, Georgia, Times, 'Times New Roman', Helvetica, Arial, sans-serif"/>
    <style:font-face style:name="monospace" svg:font-family="monospace, serif"/>
    <style:font-face style:name="Arial Unicode MS1" svg:font-family="'Arial Unicode MS'" style:font-family-generic="swiss"/>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margin-top="0in" fo:margin-bottom="0.1626in" style:contextual-spacing="false" fo:line-height="147%" fo:text-indent="0in" style:auto-text-indent="false"/>
      <style:text-properties fo:font-variant="normal" fo:text-transform="none" fo:color="#000000" style:font-name="Georgia" fo:font-size="15.0500001907349pt" fo:letter-spacing="normal" fo:font-style="normal" fo:font-weight="normal"/>
    </style:style>
    <style:style style:name="P2" style:family="paragraph" style:parent-style-name="Text_20_body">
      <style:paragraph-properties fo:margin-left="0in" fo:margin-right="0in" fo:margin-top="0in" fo:margin-bottom="0.1626in" style:contextual-spacing="false" fo:line-height="147%" fo:text-align="center" style:justify-single-word="false"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margin-top="0in" fo:margin-bottom="0.1626in" style:contextual-spacing="false" fo:line-height="147%" fo:text-indent="0in" style:auto-text-indent="false"/>
    </style:style>
    <style:style style:name="P4" style:family="paragraph" style:parent-style-name="Text_20_body" style:list-style-name="L2">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5" style:family="paragraph" style:parent-style-name="Text_20_body" style:list-style-name="L3">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6" style:family="paragraph" style:parent-style-name="Text_20_body" style:list-style-name="L1">
      <style:paragraph-properties fo:margin-left="0in" fo:margin-right="0in" fo:margin-top="0in" fo:margin-bottom="0.0811in" style:contextual-spacing="false" fo:line-height="147%" fo:text-indent="0in" style:auto-text-indent="false" fo:padding="0in" fo:border="none"/>
    </style:style>
    <style:style style:name="P7" style:family="paragraph" style:parent-style-name="Text_20_body" style:list-style-name="L2">
      <style:paragraph-properties fo:margin-left="0in" fo:margin-right="0in" fo:margin-top="0in" fo:margin-bottom="0.0811in" style:contextual-spacing="false" fo:line-height="147%" fo:text-indent="0in" style:auto-text-indent="false" fo:padding="0in" fo:border="none"/>
    </style:style>
    <style:style style:name="P8" style:family="paragraph" style:parent-style-name="Heading_20_3">
      <style:paragraph-properties fo:margin-left="0in" fo:margin-right="0in" fo:margin-top="0in" fo:margin-bottom="0.1626in" style:contextual-spacing="false" fo:line-height="120%" fo:text-indent="0in" style:auto-text-indent="false"/>
      <style:text-properties fo:font-variant="normal" fo:text-transform="none" fo:color="#000000" style:font-name="Palatino" fo:font-size="23.4500007629395pt" fo:letter-spacing="normal" fo:font-style="normal" fo:font-weight="bold"/>
    </style:style>
    <style:style style:name="P9" style:family="paragraph" style:parent-style-name="Heading_20_3">
      <style:paragraph-properties fo:margin-top="0.4882in" fo:margin-bottom="0.1626in" style:contextual-spacing="false" fo:line-height="120%"/>
      <style:text-properties fo:font-variant="normal" fo:text-transform="none" fo:color="#000000" style:font-name="Palatino" fo:font-size="23.4500007629395pt" fo:letter-spacing="normal" fo:font-style="normal" fo:font-weight="bold"/>
    </style:style>
    <style:style style:name="T1" style:family="text">
      <style:text-properties fo:font-variant="normal" fo:text-transform="none" fo:color="#000000" style:font-name="Palatino" fo:font-size="41pt" fo:letter-spacing="normal" fo:font-style="normal" fo:font-weight="bold"/>
    </style:style>
    <style:style style:name="T2" style:family="text">
      <style:text-properties fo:font-variant="normal" fo:text-transform="none" fo:color="#000000" style:font-name="Palatino" fo:letter-spacing="normal" fo:font-style="normal" fo:font-weight="bold"/>
    </style:style>
    <style:style style:name="T3" style:family="text">
      <style:text-properties fo:font-variant="normal" fo:text-transform="none" fo:color="#000000" style:font-name="Palatino" fo:font-size="28pt" fo:letter-spacing="normal" fo:font-style="normal" fo:font-weight="bold" style:font-size-asian="28pt" style:font-size-complex="28pt"/>
    </style:style>
    <style:style style:name="T4" style:family="text">
      <style:text-properties fo:font-variant="normal" fo:text-transform="none" fo:color="#000000" style:font-name="monospace" fo:font-size="15.0500001907349pt" fo:letter-spacing="normal" fo:font-style="normal" fo:font-weight="bold" fo:padding="0in" fo:border="none"/>
    </style:style>
    <style:style style:name="T5" style:family="text">
      <style:text-properties fo:font-variant="normal" fo:text-transform="none" fo:color="#000000" style:font-name="monospace" fo:font-size="15.0500001907349pt" fo:letter-spacing="normal" fo:font-style="normal" fo:font-weight="normal" fo:padding="0in" fo:border="none"/>
    </style:style>
    <style:style style:name="T6" style:family="text">
      <style:text-properties fo:font-variant="normal" fo:text-transform="none" fo:color="#000000" style:font-name="Georgia" fo:font-size="15.0500001907349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text:span text:style-name="T3">Object Pool </text:span></text:span><text:span text:style-name="T3">Design Pattern</text:span></text:h>
      <text:h text:style-name="P8" text:outline-level="3">Intent</text:h>
      <text:p text:style-name="P1">Object pooling can offer a significant performance boost; it is most effective in situations where the cost of initializing a class instance is high, the rate of instantiation of a class is high, and the number of instantiations in use at any one time is low.</text:p>
      <text:h text:style-name="P9" text:outline-level="3">Problem</text:h>
      <text:p text:style-name="P1">Object pools (otherwise known as resource pools) are used to manage the object caching. A client with access to a Object pool can avoid creating a new Objects by simply asking the pool for one that has already been instantiated instead. Generally the pool will be a growing pool, i.e. the pool itself will create new objects if the pool is empty, or we can have a pool, which restricts the number of objects created.</text:p>
      <text:p text:style-name="P1">It is desirable to keep all Reusable objects that are not currently in use in the same object pool so that they can be managed by one coherent policy. To achieve this, the Reusable Pool class is designed to be a singleton class.</text:p>
      <text:h text:style-name="P9" text:outline-level="3"><text:soft-page-break/>Discussion</text:h>
      <text:p text:style-name="P1">The Object Pool lets others "check out" objects from its pool, when those objects are no longer needed by their processes, they are returned to the pool in order to be reused.</text:p>
      <text:p text:style-name="P1">However, we don't want a process to have to wait for a particular object to be released, so the Object Pool also instantiates new objects as they are required, but must also implement a facility to clean up unused objects periodically.</text:p>
      <text:h text:style-name="P9" text:outline-level="3">Structure</text:h>
      <text:p text:style-name="P1">The general idea for the Connection Pool pattern is that if instances of a class can be reused, you avoid creating instances of the class by reusing them.</text:p>
      <text:p text:style-name="P2"><draw:frame draw:style-name="fr1" draw:name="Image1" text:anchor-type="as-char" svg:width="7.2909in" svg:height="0.3929in" draw:z-index="0"><draw:image xlink:href="http://sourcemaking.com/files/v2/content/patterns/Object_pool1.svg" xlink:type="simple" xlink:show="embed" xlink:actuate="onLoad"/><svg:title>Object Pool scheme</svg:title></draw:frame></text:p>
      <text:list xml:id="list3834408514300296610" text:style-name="L1">
        <text:list-item>
          <text:p text:style-name="P6"><text:span text:style-name="Source_20_Text"><text:span text:style-name="Strong_20_Emphasis"><text:span text:style-name="T4">Reusable</text:span></text:span></text:span><text:span text:style-name="T6"> - Instances of classes in this role collaborate with other objects for a limited amount of time, then they are no longer needed for that collaboration.</text:span></text:p>
        </text:list-item>
        <text:list-item>
          <text:p text:style-name="P6"><text:span text:style-name="Source_20_Text"><text:span text:style-name="Strong_20_Emphasis"><text:span text:style-name="T4">Client</text:span></text:span></text:span><text:span text:style-name="T6"> - Instances of classes in this role use Reusable objects.</text:span></text:p>
        </text:list-item>
        <text:list-item>
          <text:p text:style-name="P6"><text:span text:style-name="Source_20_Text"><text:span text:style-name="Strong_20_Emphasis"><text:span text:style-name="T4">ReusablePool</text:span></text:span></text:span><text:span text:style-name="T6"> - Instances of classes in this role manage Reusable objects for use by Client objects.</text:span></text:p>
        </text:list-item>
      </text:list>
      <text:p text:style-name="P3"><text:span text:style-name="T6">Usually, it is desirable to keep all </text:span><text:span text:style-name="Source_20_Text"><text:span text:style-name="T5">Reusable</text:span></text:span><text:span text:style-name="T6"> objects that are not currently in use in the same object pool so that they can be managed by one coherent </text:span><text:soft-page-break/><text:span text:style-name="T6">policy. To achieve this, the</text:span><text:span text:style-name="Source_20_Text"><text:span text:style-name="T5">Reusable</text:span></text:span><text:span text:style-name="T6">Pool class is designed to be a singleton class. Its constructor(s) are private, which forces other classes to call its getInstance method to get the one instance of the</text:span><text:span text:style-name="Source_20_Text"><text:span text:style-name="T5">ReusablePool</text:span></text:span><text:span text:style-name="T6"> class.</text:span></text:p>
      <text:p text:style-name="P3"><text:span text:style-name="T6">A Client object calls a </text:span><text:span text:style-name="Source_20_Text"><text:span text:style-name="T5">ReusablePool</text:span></text:span><text:span text:style-name="T6"> object's </text:span><text:span text:style-name="Source_20_Text"><text:span text:style-name="T5">acquireReusable</text:span></text:span><text:span text:style-name="T6"> method when it needs a</text:span><text:span text:style-name="Source_20_Text"><text:span text:style-name="T5">Reusable</text:span></text:span><text:span text:style-name="T6"> object. A </text:span><text:span text:style-name="Source_20_Text"><text:span text:style-name="T5">ReusablePool</text:span></text:span><text:span text:style-name="T6"> object maintains a collection of </text:span><text:span text:style-name="Source_20_Text"><text:span text:style-name="T5">Reusable</text:span></text:span><text:span text:style-name="T6"> objects. It uses the collection of </text:span><text:span text:style-name="Source_20_Text"><text:span text:style-name="T5">Reusable</text:span></text:span><text:span text:style-name="T6"> objects to contain a pool of </text:span><text:span text:style-name="Source_20_Text"><text:span text:style-name="T5">Reusable</text:span></text:span><text:span text:style-name="T6"> objects that are not currently in use.</text:span></text:p>
      <text:p text:style-name="P3"><text:span text:style-name="T6">If there are any </text:span><text:span text:style-name="Source_20_Text"><text:span text:style-name="T5">Reusable</text:span></text:span><text:span text:style-name="T6"> objects in the pool when the </text:span><text:span text:style-name="Source_20_Text"><text:span text:style-name="T5">acquireReusable</text:span></text:span><text:span text:style-name="T6"> method is called, it removes a </text:span><text:span text:style-name="Source_20_Text"><text:span text:style-name="T5">Reusable</text:span></text:span><text:span text:style-name="T6"> object from the pool and returns it. If the pool is empty, then the</text:span><text:span text:style-name="Source_20_Text"><text:span text:style-name="T5">acquireReusable</text:span></text:span><text:span text:style-name="T6"> method creates a </text:span><text:span text:style-name="Source_20_Text"><text:span text:style-name="T5">Reusable</text:span></text:span><text:span text:style-name="T6"> object if it can. If the </text:span><text:span text:style-name="Source_20_Text"><text:span text:style-name="T5">acquireReusable</text:span></text:span><text:span text:style-name="T6">method cannot create a new </text:span><text:span text:style-name="Source_20_Text"><text:span text:style-name="T5">Reusable</text:span></text:span><text:span text:style-name="T6"> object, then it waits until a </text:span><text:span text:style-name="Source_20_Text"><text:span text:style-name="T5">Reusable</text:span></text:span><text:span text:style-name="T6"> object is returned to the collection.</text:span></text:p>
      <text:p text:style-name="P3"><text:span text:style-name="T6">Client objects pass a </text:span><text:span text:style-name="Source_20_Text"><text:span text:style-name="T5">Reusable</text:span></text:span><text:span text:style-name="T6"> object to a </text:span><text:span text:style-name="Source_20_Text"><text:span text:style-name="T5">ReusablePool</text:span></text:span><text:span text:style-name="T6"> object's </text:span><text:span text:style-name="Source_20_Text"><text:span text:style-name="T5">releaseReusable</text:span></text:span><text:span text:style-name="T6"> method when they are finished with the object. The </text:span><text:span text:style-name="Source_20_Text"><text:span text:style-name="T5">releaseReusable</text:span></text:span><text:span text:style-name="T6"> method returns a </text:span><text:span text:style-name="Source_20_Text"><text:span text:style-name="T5">Reusable</text:span></text:span><text:span text:style-name="T6">object to the pool of </text:span><text:span text:style-name="Source_20_Text"><text:span text:style-name="T5">Reusable</text:span></text:span><text:span text:style-name="T6"> objects that are not in use.</text:span></text:p>
      <text:p text:style-name="P3"><text:span text:style-name="T6">In many applications of the Object Pool pattern, there are reasons for limiting the total number of </text:span><text:span text:style-name="Source_20_Text"><text:span text:style-name="T5">Reusable</text:span></text:span><text:span text:style-name="T6"> objects that may exist. In such cases, the </text:span><text:span text:style-name="Source_20_Text"><text:span text:style-name="T5">ReusablePool</text:span></text:span><text:span text:style-name="T6"> object that creates </text:span><text:span text:style-name="Source_20_Text"><text:span text:style-name="T5">Reusable</text:span></text:span><text:span text:style-name="T6"> objects is responsible for not creating more than a specified maximum number of </text:span><text:span text:style-name="Source_20_Text"><text:span text:style-name="T5">Reusable</text:span></text:span><text:span text:style-name="T6"> objects. If </text:span><text:span text:style-name="Source_20_Text"><text:span text:style-name="T5">ReusablePool</text:span></text:span><text:span text:style-name="T6"> objects are responsible for limiting the number of objects they will create, then </text:span><text:soft-page-break/><text:span text:style-name="T6">the </text:span><text:span text:style-name="Source_20_Text"><text:span text:style-name="T5">ReusablePool</text:span></text:span><text:span text:style-name="T6"> class will have a method for specifying the maximum number of objects to be created. That method is indicated in the above diagram as setMaxPoolSize.</text:span></text:p>
      <text:h text:style-name="P9" text:outline-level="3">Example</text:h>
      <text:p text:style-name="P1">Object pool pattern is similar to an office warehouse. When a new employee is hired, office manager has to prepare a work space for him. She figures whether or not there's a spare equipment in the office warehouse. If so, she uses it. If not, she places an order to purchase new equipment from Amazon. In case if an employee is fired, his equipment is moved to warehouse, where it could be taken when new work place will be needed.</text:p>
      <text:p text:style-name="P2"><draw:frame draw:style-name="fr1" draw:name="Image2" text:anchor-type="as-char" svg:width="7.2445in" svg:height="0.3929in" draw:z-index="1"><draw:image xlink:href="http://sourcemaking.com/files/v2/content/patterns/Object_pool_example1.svg" xlink:type="simple" xlink:show="embed" xlink:actuate="onLoad"/><svg:title>Object Pool example</svg:title></draw:frame></text:p>
      <text:h text:style-name="P9" text:outline-level="3">Check list</text:h>
      <text:list xml:id="list5898681514955082106" text:style-name="L2">
        <text:list-item>
          <text:p text:style-name="P7"><text:span text:style-name="T6">Create </text:span><text:span text:style-name="Source_20_Text"><text:span text:style-name="T5">ObjectPool</text:span></text:span><text:span text:style-name="T6"> class with private array of </text:span><text:span text:style-name="Source_20_Text"><text:span text:style-name="T5">Object</text:span></text:span><text:span text:style-name="T6">s inside</text:span></text:p>
        </text:list-item>
        <text:list-item>
          <text:p text:style-name="P7"><text:span text:style-name="T6">Create </text:span><text:span text:style-name="Source_20_Text"><text:span text:style-name="T5">acquare</text:span></text:span><text:span text:style-name="T6"> and </text:span><text:span text:style-name="Source_20_Text"><text:span text:style-name="T5">release</text:span></text:span><text:span text:style-name="T6"> methods in ObjectPool class</text:span></text:p>
        </text:list-item>
        <text:list-item>
          <text:p text:style-name="P4">Make sure that your ObjectPool is Singleton</text:p>
        </text:list-item>
      </text:list>
      <text:h text:style-name="P9" text:outline-level="3">Rules of thumb</text:h>
      <text:list xml:id="list2616442919403334997" text:style-name="L3">
        <text:list-item>
          <text:p text:style-name="P5">The Factory Method pattern can be used to encapsulate the creation <text:soft-page-break/>logic for objects. However, it does not manage them after their creation, the object pool pattern keeps track of the objects it creates.</text:p>
        </text:list-item>
        <text:list-item>
          <text:p text:style-name="P5">Object Pools are usually implemented as Singlet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Times New Roman', Helvetica, Arial, sans-serif"/>
    <style:font-face style:name="Palatino" svg:font-family="Palatino, Georgia, Times, 'Times New Roman', Helvetica, Arial, sans-serif"/>
    <style:font-face style:name="monospace" svg:font-family="monospace, serif"/>
    <style:font-face style:name="Arial Unicode MS1" svg:font-family="'Arial Unicode MS'" style:font-family-generic="swiss"/>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Mono" style:font-family-asian="'WenQuanYi Zen Hei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ding lip</meta:initial-creator>
    <meta:creation-date>2014-05-06T10:23:30.613762586</meta:creation-date>
    <dc:date>2014-05-06T10:24:15.078092032</dc:date>
    <dc:creator>madding lip</dc:creator>
    <meta:editing-duration>P0D</meta:editing-duration>
    <meta:editing-cycles>1</meta:editing-cycles>
    <meta:document-statistic meta:table-count="0" meta:image-count="2" meta:object-count="0" meta:page-count="5" meta:paragraph-count="30" meta:word-count="778" meta:character-count="4545" meta:non-whitespace-character-count="3803"/>
    <meta:generator>LibreOffice/4.2.2.1$Linux_X86_64 LibreOffice_project/3be8cda0bddd8e430d8cda1ebfd581265cca5a0f</meta:generator>
  </office:meta>
</office:document-meta>
</file>